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7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8" style:family="text">
      <style:text-properties fo:color="#000000" loext:opacity="100%" fo:language="en" fo:country="US" fo:background-color="#ffffff" loext:char-shading-value="0"/>
    </style:style>
    <style:style style:name="T19" style:family="text">
      <style:text-properties fo:color="#000000" loext:opacity="100%" fo:language="en" fo:country="US" officeooo:rsid="004cae9c" fo:background-color="#ffffff" loext:char-shading-value="0"/>
    </style:style>
    <style:style style:name="T20" style:family="text">
      <style:text-properties fo:color="#000000" loext:opacity="100%" fo:language="en" fo:country="US" officeooo:rsid="004d738e" fo:background-color="#ffffff" loext:char-shading-value="0"/>
    </style:style>
    <style:style style:name="T21" style:family="text">
      <style:text-properties fo:language="en" fo:country="US" officeooo:rsid="00488865"/>
    </style:style>
    <style:style style:name="T22" style:family="text">
      <style:text-properties fo:color="#5454ff" loext:opacity="100%" fo:language="en" fo:country="US" fo:font-weight="bold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5" style:family="text">
      <style:text-properties style:font-name="monospace" fo:language="en" fo:country="US" officeooo:rsid="0049e7e1"/>
    </style:style>
    <style:style style:name="T26" style:family="text">
      <style:text-properties style:font-name="monospace" fo:language="en" fo:country="US" officeooo:rsid="004b1be2"/>
    </style:style>
    <style:style style:name="T27" style:family="text">
      <style:text-properties style:font-name="monospace" fo:language="en" fo:country="US" officeooo:rsid="0050635e"/>
    </style:style>
    <style:style style:name="T28" style:family="text">
      <style:text-properties officeooo:rsid="004d9afe"/>
    </style:style>
    <style:style style:name="T29" style:family="text">
      <style:text-properties fo:color="#000000" loext:opacity="100%" fo:language="en" fo:country="US" officeooo:rsid="00504c88" fo:background-color="#ffffff" loext:char-shading-value="0"/>
    </style:style>
    <style:style style:name="T30" style:family="text">
      <style:text-properties fo:language="en" fo:country="US" officeooo:rsid="001c3b73"/>
    </style:style>
    <style:style style:name="T31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2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3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4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5" style:family="text">
      <style:text-properties fo:font-family="SFMono-Regular, Menlo, Monaco, Consolas, 'Liberation Mono', 'Courier New', monospace" fo:font-size="10.5pt" fo:font-style="normal" fo:font-weight="normal"/>
    </style:style>
    <style:style style:name="T36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7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8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9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40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41" style:family="text">
      <style:text-properties fo:font-family="SFMono-Regular, Menlo, Monaco, Consolas, 'Liberation Mono', 'Courier New', monospace" fo:font-size="10.5pt" fo:font-style="normal" fo:font-weight="normal" officeooo:rsid="00264559"/>
    </style:style>
    <style:style style:name="T42" style:family="text">
      <style:text-properties fo:font-family="SFMono-Regular, Menlo, Monaco, Consolas, 'Liberation Mono', 'Courier New', monospace" fo:font-size="10.5pt" fo:font-style="normal" fo:font-weight="normal" officeooo:rsid="00663a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4">--mount 'type=volume,source=</text:span><text:span text:style-name="T15">Postgres_Local</text:span><text:span text:style-name="T14">,target=/var/lib/postgresql/data,volume-driver=local,volume-opt=type=nfs,volume-opt=device=:/home/alex/data/Postgres_Local_Data,"volume-opt=o=addr=1</text:span><text:span text:style-name="T16">92.168.1.12</text:span><text:span text:style-name="T14">,rw,nfsvers=4"'</text:span><text:span text:style-name="T17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8">sudo chown $(id -u):$(id -g) /home/alex/data/Postgres_Local_Data/</text:span></text:p>
      <text:p text:style-name="P19" loext:marker-style-name="T1"><text:span text:style-name="T19">sudo chmod 700 -R /home/alex/data/</text:span><text:span text:style-name="T18">Postgres_Local_Data/</text:span></text:p>
      <text:p text:style-name="P19" loext:marker-style-name="T1"><text:span text:style-name="T20">т.е. должно быть при просмотре: ls -l </text:span><text:span text:style-name="T19">/home/alex/data/</text:span></text:p>
      <text:p text:style-name="P20" loext:marker-style-name="T1"><text:span text:style-name="T21"><text:s/></text:span><text:span text:style-name="T18">drwx------ 19 alex alex 4096 янв 11 20:26 </text:span><text:span text:style-name="T22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3">docker volume create --driver vieux/sshfs -o sshcmd=alex@192.168.1.12:/home/alex/data/</text:span><text:span text:style-name="T24">Postgres</text:span><text:span text:style-name="T23">_Local</text:span><text:span text:style-name="T24">_Data</text:span><text:span text:style-name="T23"> -o password=1 -o allow_other</text:span><text:span text:style-name="T25"> -o port=22 </text:span><text:span text:style-name="T26">Postgres_</text:span><text:span text:style-name="T27">Local_</text:span><text:span text:style-name="T26">Data</text:span><text:span text:style-name="T25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8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8">docker run -d --user $(id -u):$(id -g) --name postgres -e POSTGRES_PASSWORD=admin -v Postgres_</text:span><text:span text:style-name="T29">Local_</text:span><text:span text:style-name="T18">Data:/var/lib/postgresql/data -p 5432:5432 </text:span><text:span text:style-name="T1">postgres:17.2<text:line-break/><text:line-break/></text:span></text:p>
      <text:p text:style-name="P14" loext:marker-style-name="T1"><text:span text:style-name="T30"/></text:p>
      <text:p text:style-name="P14" loext:marker-style-name="T1"><text:span text:style-name="T30">----------------------</text:span></text:p>
      <text:p text:style-name="P26" loext:marker-style-name="T1"><text:span text:style-name="T30">P</text:span><text:span text:style-name="T1">gAdmin</text:span></text:p>
      <text:p text:style-name="P27" loext:marker-style-name="T1"><text:bookmark-start text:name="__DdeLink__279_714823351"/><text:bookmark-start text:name="__DdeLink__289_1304503130"/><text:span text:style-name="T31">docker</text:span><text:span text:style-name="T32"> </text:span><text:span text:style-name="T31">run</text:span><text:span text:style-name="T32"> </text:span><text:span text:style-name="T31">-p</text:span><text:span text:style-name="T32"> </text:span><text:span text:style-name="T33">80</text:span><text:span text:style-name="T34">81</text:span><text:span text:style-name="T31">:80</text:span><text:span text:style-name="T32"> </text:span><text:span text:style-name="T35">-e</text:span><text:span text:style-name="T36"> </text:span><text:span text:style-name="T37">'PGADMIN_DEFAULT_EMAIL=</text:span><text:span text:style-name="T38">admin</text:span><text:span text:style-name="T37">@</text:span><text:span text:style-name="T38">admin</text:span><text:span text:style-name="T37">.com'</text:span><text:span text:style-name="T36"> </text:span><text:span text:style-name="T35">-e </text:span><text:span text:style-name="T36"><text:s/></text:span><text:span text:style-name="T37">'PGADMIN_DEFAULT_PASSWORD=</text:span><text:span text:style-name="T38">admin</text:span><text:span text:style-name="T37">'</text:span><text:span text:style-name="T36"> </text:span><text:span text:style-name="T35">-d --</text:span><text:span text:style-name="T39">name pgadmin</text:span><text:span text:style-name="T36"> </text:span><text:span text:style-name="T35">dpage/pgadmin4:</text:span><text:span text:style-name="T40">9</text:span><text:span text:style-name="T41">.</text:span><text:span text:style-name="T42">5</text:span><text:span text:style-name="T41">.0</text:span><text:bookmark-end text:name="__DdeLink__279_714823351"/><text:bookmark-end text:name="__DdeLink__289_1304503130"/></text:p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7-08T12:06:42.380608121</dc:date>
    <meta:editing-cycles>72</meta:editing-cycles>
    <meta:editing-duration>P1DT1H36M32S</meta:editing-duration>
    <meta:generator>LibreOffice/25.2.4.3$Linux_X86_64 LibreOffice_project/520$Build-3</meta:generator>
    <meta:document-statistic meta:table-count="0" meta:image-count="0" meta:object-count="0" meta:page-count="2" meta:paragraph-count="31" meta:word-count="203" meta:character-count="1956" meta:non-whitespace-character-count="1777"/>
    <meta:user-defined meta:name="AppVersion">15.0000</meta:user-defined>
    <meta:template xlink:type="simple" xlink:actuate="onRequest" xlink:title="Normal.dotm" xlink:href=""/>
  </office:meta>
</office:document-meta>
</file>